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9.2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0.06pt solid #000000" fo:border-left="0.06pt solid #000000" fo:border-right="none" fo:border-top="0.06pt solid #000000"/>
    </style:style>
    <style:style style:name="ce4" style:family="table-cell" style:parent-style-name="Default">
      <style:table-cell-properties fo:border-bottom="0.06pt solid #000000" fo:border-left="0.06pt solid #000000" fo:border-right="none" fo:border-top="none"/>
    </style:style>
    <style:style style:name="ce15" style:family="table-cell" style:parent-style-name="Default">
      <style:table-cell-properties fo:border="none"/>
    </style:style>
    <style:style style:name="ce8" style:family="table-cell" style:parent-style-name="Default">
      <style:table-cell-properties fo:border-bottom="0.06pt solid #000000" fo:border-left="none" fo:border-right="none" fo:border-top="0.06pt solid #000000"/>
    </style:style>
    <style:style style:name="ce7" style:family="table-cell" style:parent-style-name="Default">
      <style:table-cell-properties fo:border-bottom="0.06pt solid #000000" fo:border-left="none" fo:border-right="none" fo:border-top="none"/>
    </style:style>
    <style:style style:name="ce18"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fo:border-bottom="0.06pt solid #000000" fo:border-left="none" fo:border-right="0.06pt solid #000000" fo:border-top="0.06pt solid #000000"/>
    </style:style>
    <style:style style:name="ce20" style:family="table-cell" style:parent-style-name="Default" style:data-style-name="N11">
      <style:table-cell-properties fo:border-bottom="0.06pt solid #000000" fo:border-left="none" fo:border-right="0.06pt solid #000000" fo:border-top="none"/>
    </style:style>
    <style:style style:name="ce21"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5" office:value-type="string" calcext:value-type="string">
            <text:p>https://smartgridtech.wordpress.com/smart-grid/</text:p>
          </table:table-cell>
          <table:table-cell table:style-name="ce8" office:value-type="string" calcext:value-type="string">
            <text:p><text:s/>Smart Grid information website</text:p>
          </table:table-cell>
          <table:table-cell table:style-name="ce8" office:value-type="string" calcext:value-type="string">
            <text:p>article</text:p>
          </table:table-cell>
          <table:table-cell table:style-name="ce8" office:value-type="string" calcext:value-type="string">
            <text:p>smartgridtech</text:p>
          </table:table-cell>
          <table:table-cell table:style-name="ce8" office:value-type="string" calcext:value-type="string">
            <text:p><text:s/>“A SmartGrid is an electricity network that can intelligently integrate the actions of all users connected to it – generators, consumers, and those that do both – in order to efficiently deliver sustainable, economic and secure electricity supplies.” Instead of completely replacing the current grid, the transition to a smart grid is simply a significant revamping of it with technologies such as meters, sensors and synchrophasors. <text:s/>When added to the existing infrastructure, these inventions will provide massive amounts of data about consumption, voltage, the health of infrastructure and many other aspects of the electricity supply to the control centers. More importantly, it is the rate of communication that is revolutionary: the synchrophasors report data up to 30 times a second, as opposed to the rate of once every two to four seconds with present day instruments. With improved communications, the smart grid resolves many of the problems listed above, and provides benefits to consumers and suppliers. The analysis of this website uses an economic supply and demand framework to understand the incentive structure for the smart grid, looking at the benefits to producers and consumers</text:p>
          </table:table-cell>
          <table:table-cell table:style-name="ce8" office:value-type="string" calcext:value-type="string">
            <text:p>English</text:p>
          </table:table-cell>
          <table:table-cell table:style-name="ce8" office:value-type="string" calcext:value-type="string">
            <text:p>Smart Grid is a two-way electricity and information network, allowing diverse sources and and intelligent load balance.</text:p>
          </table:table-cell>
          <table:table-cell table:style-name="ce8" office:value-type="string" calcext:value-type="string">
            <text:p>English</text:p>
          </table:table-cell>
          <table:table-cell table:style-name="ce8" office:value-type="string" calcext:value-type="string">
            <text:p>Reliable</text:p>
          </table:table-cell>
          <table:table-cell table:style-name="ce8" office:value-type="string" calcext:value-type="string">
            <text:p>Not information about the Institution, a compilation of articles.</text:p>
          </table:table-cell>
          <table:table-cell table:style-name="ce12" office:value-type="percentage" office:value="0.7" calcext:value-type="percentage">
            <text:p>70.00%</text:p>
          </table:table-cell>
          <table:table-cell table:number-columns-repeated="14"/>
        </table:table-row>
        <table:table-row table:style-name="ro2">
          <table:table-cell table:style-name="ce4" office:value-type="string" calcext:value-type="string">
            <text:p><text:a xlink:href="https://www.smartgrid.gov/the_smart_grid/smart_grid.html" xlink:type="simple">https://www.smartgrid.gov/the_smart_grid/smart_grid.html</text:a></text:p>
          </table:table-cell>
          <table:table-cell table:style-name="ce7" office:value-type="string" calcext:value-type="string">
            <text:p><text:s/>Smart Grid information website</text:p>
          </table:table-cell>
          <table:table-cell table:style-name="ce18" office:value-type="string" calcext:value-type="string">
            <text:p>Article</text:p>
          </table:table-cell>
          <table:table-cell table:style-name="ce7" office:value-type="string" calcext:value-type="string">
            <text:p>US Department of Energy</text:p>
          </table:table-cell>
          <table:table-cell table:style-name="ce7" office:value-type="string" calcext:value-type="string">
            <text:p>The Smart Grid represents an unprecedented opportunity to move the energy industry into a new era of reliability, availability, and efficiency that will contribute to our economic and environmental health. During the transition period, it will be critical to carry out testing, technology improvements, consumer education, development of standards and regulations, and information sharing between projects to ensure that the benefits we envision from the Smart Grid become a reality. The benefits associated with the Smart Grid include:</text:p>
            <text:p/>
            <text:p>More efficient transmission of electricity</text:p>
            <text:p>Quicker restoration of electricity after power disturbances</text:p>
            <text:p>Reduced operations and management costs for utilities, and ultimately lower power costs for consumers</text:p>
            <text:p>Reduced peak demand, which will also help lower electricity rates</text:p>
            <text:p>Increased integration of large-scale renewable energy systems</text:p>
            <text:p>Better integration of customer-owner power generation systems, including renewable energy systems</text:p>
            <text:p>Improved security</text:p>
            <text:p>Today, an electricity disruption such as a blackout can have a domino effect—a series of failures that can affect banking, communications, traffic, and security. This is a particular threat in the winter, when homeowners can be left without heat. A smarter grid will add resiliency to our electric power System and make it better prepared to address emergencies such as severe storms, earthquakes, large solar flares, and terrorist attacks. Because of its two-way interactive capacity, the Smart Grid will allow for automatic rerouting when equipment fails or outages occur. This will minimize outages and minimize the effects when they do happen. When a power outage occurs, Smart Grid technologies will detect and isolate the outages, containing them before they become large-scale blackouts. The new technologies will also help ensure that electricity recovery resumes quickly and strategically after an emergency—routing electricity to emergency services first, for example. In addition, the Smart Grid will take greater advantage of customer-owned power generators to produce power when it is not available from utilities. By combining these "distributed generation" resources, a community could keep its health center, police department, traffic lights, phone System, and grocery store operating during emergencies. In addition, the Smart Grid is a way to address an aging energy infrastructure that needs to be upgraded or replaced. It’s a way to address energy efficiency, to bring increased awareness to consumers about the connection between electricity use and the environment. And it’s a way to bring increased national security to our energy System—drawing on greater amounts of home-grown electricity that is more resistant to natural disasters and attack.</text:p>
            <text:p/>
            <text:p>Giving Consumers Control</text:p>
            <text:p/>
            <text:p>The Smart Grid is not just about utilities and technologies; it is about giving you the information and tools you need to make choices about your energy use. If you already manage activities such as personal banking from your home computer, imagine managing your electricity in a similar way. A smarter grid will enable an unprecedented level of consumer participation. For example, you will no longer have to wait for your monthly statement to know how much electricity you use. With a smarter grid, you can have a clear and timely picture of it. "Smart meters," and other mechanisms, will allow you to see how much electricity you use, when you use it, and its cost. Combined with real-time pricing, this will allow you to save money by using less power when electricity is most expensive. While the potential benefits of the Smart Grid are usually discussed in terms of economics, national security, and renewable energy goals, the Smart Grid has the potential to help you save money by helping you to manage your electricity use and choose the best times to purchase electricity. And you can save even more by generating your own power.</text:p>
            <text:p/>
            <text:p>Building and Testing the Smart Grid</text:p>
            <text:p/>
            <text:p>The Smart Grid will consist of millions of pieces and parts—controls, computers, power lines, and new technologies and equipment. It will take some time for all the technologies to be perfected, equipment installed, and systems tested before it comes fully on line. And it won’t happen all at once—the Smart Grid is evolving, piece by piece, over the next decade or so. Once mature, the Smart Grid will likely bring the same kind of transformation that the Internet has already brought to the way we live, work, play, and learn.</text:p>
          </table:table-cell>
          <table:table-cell table:style-name="ce7" office:value-type="string" calcext:value-type="string">
            <text:p>English</text:p>
          </table:table-cell>
          <table:table-cell table:style-name="ce7" office:value-type="string" calcext:value-type="string">
            <text:p>Smart Grid is a two-way electricity and information network, allowing diverse sources and and intelligent load balanc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20" office:value-type="percentage" office:value="1" calcext:value-type="percentage">
            <text:p>100.00%</text:p>
          </table:table-cell>
          <table:table-cell table:number-columns-repeated="14"/>
        </table:table-row>
        <table:table-row table:style-name="ro1">
          <table:table-cell table:number-columns-repeated="6" table:style-name="ce15" office:value-type="string" calcext:value-type="string">
            <text:p><text:s/></text:p>
          </table:table-cell>
          <table:table-cell table:style-name="ce15" office:value-type="string" calcext:value-type="string">
            <text:p><text:s text:c="3"/></text:p>
          </table:table-cell>
          <table:table-cell table:number-columns-repeated="3" table:style-name="ce15" office:value-type="string" calcext:value-type="string">
            <text:p><text:s/></text:p>
          </table:table-cell>
          <table:table-cell table:style-name="ce21" office:value-type="string" calcext:value-type="string">
            <text:p><text:s/></text:p>
          </table:table-cell>
          <table:table-cell table:number-columns-repeated="14"/>
        </table:table-row>
        <table:table-row table:style-name="ro1">
          <table:table-cell table:number-columns-repeated="10" table:style-name="ce15" office:value-type="string" calcext:value-type="string">
            <text:p><text:s/></text:p>
          </table:table-cell>
          <table:table-cell table:style-name="ce21"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4:37:23.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01T09:00:54.873000000</dc:date>
    <meta:editing-duration>PT18H38M49S</meta:editing-duration>
    <meta:editing-cycles>9</meta:editing-cycles>
    <meta:generator>LibreOffice/5.3.2.2$Windows_x86 LibreOffice_project/6cd4f1ef626f15116896b1d8e1398b56da0d0ee1</meta:generator>
    <meta:document-statistic meta:table-count="1" meta:cell-count="61" meta:object-count="0"/>
  </office:meta>
</office:document-meta>
</file>